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19H39M49.197051S" calcext:value-type="time">
            <text:p>1019:3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4H58M26.658S" calcext:value-type="time">
            <text:p>04:58</text:p>
          </table:table-cell>
          <table:table-cell table:style-name="ce3"/>
          <table:table-cell office:value-type="string" calcext:value-type="string">
            <text:p>Drop/dash tutorial cleanup, music investigation, Stately music addi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4H58M26.658S" calcext:value-type="time">
            <text:p>04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08:22:27.6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1T14:45:37.771000000</dc:date>
    <meta:editing-duration>P44DT18H36M2S</meta:editing-duration>
    <meta:editing-cycles>1189</meta:editing-cycles>
    <meta:generator>LibreOffice/7.2.6.2$Windows_X86_64 LibreOffice_project/b0ec3a565991f7569a5a7f5d24fed7f52653d754</meta:generator>
    <meta:document-statistic meta:table-count="2" meta:cell-count="1484" meta:object-count="0"/>
  </office:meta>
</office:document-meta>
</file>